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Таблица1" style:family="table">
      <style:table-properties style:width="16.884cm" fo:margin-left="-0.191cm" table:align="left" style:writing-mode="lr-tb"/>
    </style:style>
    <style:style style:name="Таблица1.A" style:family="table-column">
      <style:table-column-properties style:column-width="5.768cm"/>
    </style:style>
    <style:style style:name="Таблица1.B" style:family="table-column">
      <style:table-column-properties style:column-width="4.935cm"/>
    </style:style>
    <style:style style:name="Таблица1.C" style:family="table-column">
      <style:table-column-properties style:column-width="6.181cm"/>
    </style:style>
    <style:style style:name="Таблица1.1" style:family="table-row">
      <style:table-row-properties style:min-row-height="1.894cm"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002cm solid #00000a"/>
    </style:style>
    <style:style style:name="Таблица1.2" style:family="table-row">
      <style:table-row-properties style:min-row-height="1.379cm" style:keep-together="true" fo:keep-together="auto"/>
    </style:style>
    <style:style style:name="P1" style:family="paragraph" style:parent-style-name="Standard">
      <style:paragraph-properties fo:line-height="150%"/>
      <style:text-properties fo:font-size="14pt" style:font-name-asian="Times New Roman" style:font-size-asian="14pt"/>
    </style:style>
    <style:style style:name="P2" style:family="paragraph" style:parent-style-name="Standard">
      <style:paragraph-properties fo:line-height="150%" fo:text-align="end" style:justify-single-word="false"/>
      <style:text-properties fo:font-size="14pt" style:font-name-asian="Times New Roman" style:font-size-asian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style:font-name-asian="Times New Roman" style:font-size-asian="14pt"/>
    </style:style>
    <style:style style:name="P4" style:family="paragraph" style:parent-style-name="Standard">
      <style:paragraph-properties fo:margin-left="0cm" fo:margin-right="0cm" fo:text-indent="1cm" style:auto-text-indent="false"/>
    </style:style>
    <style:style style:name="P5" style:family="paragraph" style:parent-style-name="Standard">
      <style:paragraph-properties fo:margin-left="0cm" fo:margin-right="0cm" fo:line-height="150%" fo:text-indent="1cm" style:auto-text-indent="false"/>
      <style:text-properties fo:font-size="14pt" style:font-name-asian="Times New Roman" style:font-size-asian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style:font-name-asian="Times New Roman" style:font-size-asian="14pt"/>
    </style:style>
    <style:style style:name="P7" style:family="paragraph" style:parent-style-name="No_20_Spacing">
      <style:paragraph-properties fo:margin-left="0cm" fo:margin-right="0cm" fo:margin-top="0.176cm" fo:margin-bottom="0cm" fo:text-indent="1cm" style:auto-text-indent="false"/>
    </style:style>
    <style:style style:name="P8" style:family="paragraph" style:parent-style-name="No_20_Spacing">
      <style:paragraph-properties fo:margin-left="0cm" fo:margin-right="0cm" fo:margin-top="0.176cm" fo:margin-bottom="0cm" fo:text-indent="1cm" style:auto-text-indent="false"/>
      <style:text-properties style:font-size-asian="14pt" style:font-size-complex="14pt"/>
    </style:style>
    <style:style style:name="P9" style:family="paragraph" style:parent-style-name="No_20_Spacing">
      <style:paragraph-properties fo:margin-left="0cm" fo:margin-right="0cm" fo:text-indent="1cm" style:auto-text-indent="false"/>
      <style:text-properties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indent="1.499cm" style:auto-text-indent="false"/>
      <style:text-properties fo:font-size="14pt" style:font-name-asian="Times New Roman" style:font-size-asian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499cm" style:auto-text-indent="false"/>
      <style:text-properties fo:font-size="14pt" style:font-name-asian="Times New Roman" style:font-size-asian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499cm" style:auto-text-indent="false"/>
      <style:text-properties fo:font-size="14pt" style:font-name-asian="Times New Roman" style:font-size-asian="14pt"/>
    </style:style>
    <style:style style:name="P13" style:family="paragraph" style:parent-style-name="Standard">
      <style:paragraph-properties fo:margin-left="0cm" fo:margin-right="0cm" fo:line-height="150%" fo:text-indent="1.499cm" style:auto-text-indent="false"/>
      <style:text-properties style:font-name-asian="Times New Roman" style:font-size-asian="14pt"/>
    </style:style>
    <style:style style:name="P14" style:family="paragraph" style:parent-style-name="Standard">
      <style:paragraph-properties fo:margin-left="0cm" fo:margin-right="0cm" fo:line-height="150%" fo:text-indent="1.499cm" style:auto-text-indent="false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499cm" style:auto-text-indent="false"/>
    </style:style>
    <style:style style:name="P16" style:family="paragraph" style:parent-style-name="Text_20_body_20_indent">
      <style:paragraph-properties fo:margin-left="0cm" fo:margin-right="0cm" fo:line-height="150%" fo:text-indent="1.499cm" style:auto-text-indent="false"/>
      <style:text-properties style:font-size-asian="14pt" style:font-size-complex="14pt"/>
    </style:style>
    <style:style style:name="P17" style:family="paragraph" style:parent-style-name="Text_20_body_20_indent">
      <style:paragraph-properties fo:margin-left="0cm" fo:margin-right="0cm" fo:line-height="150%" fo:text-align="center" style:justify-single-word="false" fo:text-indent="1.499cm" style:auto-text-indent="false"/>
      <style:text-properties style:font-size-asian="14pt" style:font-size-complex="14pt"/>
    </style:style>
    <style:style style:name="P18" style:family="paragraph" style:parent-style-name="Text_20_body_20_indent">
      <style:paragraph-properties fo:margin-left="0cm" fo:margin-right="0cm" fo:line-height="150%" fo:text-indent="1.499cm" style:auto-text-indent="false"/>
    </style:style>
    <style:style style:name="P19" style:family="paragraph" style:parent-style-name="Îñíîâíîé_20_òåêñò">
      <style:paragraph-properties fo:margin-left="0cm" fo:margin-right="0cm" fo:margin-top="0cm" fo:margin-bottom="0cm" fo:line-height="150%" fo:text-indent="1.499cm" style:auto-text-indent="false"/>
      <style:text-properties fo:font-size="14pt" style:font-size-asian="14pt" style:font-size-complex="14pt"/>
    </style:style>
    <style:style style:name="P20" style:family="paragraph" style:parent-style-name="No_20_Spacing">
      <style:paragraph-properties fo:margin-left="0cm" fo:margin-right="0cm" fo:text-indent="1.499cm" style:auto-text-indent="false"/>
      <style:text-properties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name-asian="Times New Roman" style:font-size-asian="14pt"/>
    </style:style>
    <style:style style:name="P22" style:family="paragraph" style:parent-style-name="No_20_Spacing">
      <style:text-properties style:font-size-asian="14pt" style:font-size-complex="14pt"/>
    </style:style>
    <style:style style:name="P23" style:family="paragraph" style:parent-style-name="No_20_Spacing">
      <style:paragraph-properties fo:margin-left="0cm" fo:margin-right="0cm" fo:text-indent="1.249cm" style:auto-text-indent="false"/>
    </style:style>
    <style:style style:name="P24" style:family="paragraph" style:parent-style-name="No_20_Spacing">
      <style:paragraph-properties fo:margin-left="0cm" fo:margin-right="0cm" fo:text-indent="1.249cm" style:auto-text-indent="false"/>
      <style:text-properties style:font-size-asian="14pt" style:font-size-complex="14pt"/>
    </style:style>
    <style:style style:name="P25" style:family="paragraph" style:parent-style-name="No_20_Spacing">
      <style:paragraph-properties fo:margin-left="0cm" fo:margin-right="0cm" fo:text-indent="1.249cm" style:auto-text-indent="false"/>
      <style:text-properties fo:font-weight="bold" style:font-size-asian="14pt" style:font-weight-asian="bold" style:font-size-complex="14pt" style:font-weight-complex="bold"/>
    </style:style>
    <style:style style:name="P26" style:family="paragraph" style:parent-style-name="No_20_Spacing">
      <style:paragraph-properties fo:margin-left="0cm" fo:margin-right="0cm" fo:text-indent="1.249cm" style:auto-text-indent="false"/>
      <style:text-properties style:font-name-asian="Calibri" style:font-size-asian="14pt" style:font-weight-asian="bold"/>
    </style:style>
    <style:style style:name="P27" style:family="paragraph" style:parent-style-name="No_20_Spacing">
      <style:paragraph-properties fo:margin-left="0cm" fo:margin-right="0cm" fo:margin-top="0.176cm" fo:margin-bottom="0cm" fo:text-indent="1.249cm" style:auto-text-indent="false"/>
      <style:text-properties style:font-size-asian="14pt" style:font-size-complex="14pt"/>
    </style:style>
    <style:style style:name="P28" style:family="paragraph" style:parent-style-name="No_20_Spacing">
      <style:paragraph-properties fo:margin-top="0.423cm" fo:margin-bottom="0.423cm" fo:text-align="end" style:justify-single-word="false"/>
      <style:text-properties style:font-size-asian="14pt" style:font-size-complex="14pt"/>
    </style:style>
    <style:style style:name="P29" style:family="paragraph" style:parent-style-name="No_20_Spacing">
      <style:paragraph-properties fo:margin-left="0cm" fo:margin-right="0cm" fo:text-indent="0cm" style:auto-text-indent="false"/>
    </style:style>
    <style:style style:name="P30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style:font-size-asian="14pt" style:font-size-complex="14pt"/>
    </style:style>
    <style:style style:name="P31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fo:color="#000000" fo:language="en" fo:country="US" style:font-size-asian="14pt" style:font-size-complex="14pt"/>
    </style:style>
    <style:style style:name="P32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fo:color="#000000" style:font-size-asian="14pt" style:font-size-complex="14pt"/>
    </style:style>
    <style:style style:name="P33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fo:language="en" fo:country="US" style:font-size-asian="14pt" style:font-size-complex="14pt"/>
    </style:style>
    <style:style style:name="P34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fo:color="#0e0e0e" style:font-size-asian="14pt" style:font-size-complex="14pt"/>
    </style:style>
    <style:style style:name="P35" style:family="paragraph" style:parent-style-name="No_20_Spacing" style:master-page-name="Standard">
      <style:paragraph-properties fo:margin-left="0cm" fo:margin-right="0cm" fo:margin-top="0.176cm" fo:margin-bottom="0.176cm" fo:text-indent="1.249cm" style:auto-text-indent="false" style:page-number="auto"/>
      <style:text-properties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color="#000000"/>
    </style:style>
    <style:style style:name="T4" style:family="text">
      <style:text-properties fo:font-size="14pt"/>
    </style:style>
    <style:style style:name="T5" style:family="text">
      <style:text-properties style:text-position="35% 100%"/>
    </style:style>
    <style:style style:name="T6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2.6 <text:span text:style-name="T1">Расчет платы</text:span></text:p>
      <text:p text:style-name="P24">2.6.1 <text:span text:style-name="T1">Расчет потребляемой мощности</text:span></text:p>
      <text:p text:style-name="P24">Рассчитываем мощность для каждой микросхемы, а также общую мощность.</text:p>
      <text:p text:style-name="P24">Суммарная мощность определяется по формуле:</text:p>
      <text:p text:style-name="P28"><text:span text:style-name="T2">P</text:span>пот. = . <text:s text:c="46"/>(<text:span text:style-name="T3">1</text:span>) </text:p>
      <text:p text:style-name="P22">Расчеты сведены в таблицу 2.</text:p>
      <text:p text:style-name="P2">Таблица 2 – Расчет потребляемой мощност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0">Элемент</text:p>
          </table:table-cell>
          <table:table-cell table:style-name="Таблица1.A1" office:value-type="string">
            <text:p text:style-name="P30">Количество</text:p>
          </table:table-cell>
          <table:table-cell table:style-name="Таблица1.A1" office:value-type="string">
            <text:p text:style-name="P30">Потребляемая</text:p>
            <text:p text:style-name="P30">мощность, Вт</text:p>
          </table:table-cell>
        </table:table-row>
        <table:table-row table:style-name="Таблица1.2">
          <table:table-cell table:style-name="Таблица1.A1" office:value-type="string">
            <text:p text:style-name="P31">AD8497ARMZ</text:p>
            <text:p text:style-name="P31">AD7794BRU</text:p>
            <text:p text:style-name="P31">ADR390ART</text:p>
            <text:p text:style-name="P31">LD1117AV33</text:p>
            <text:p text:style-name="P33">LPC1768FBD100</text:p>
            <text:p text:style-name="P31">KXO-V97T</text:p>
            <text:p text:style-name="P34">DP83848CVV</text:p>
            <text:p text:style-name="P32">ADUM4160BRWZ</text:p>
            <text:p text:style-name="P34">FT232R</text:p>
          </table:table-cell>
          <table:table-cell table:style-name="Таблица1.A1" office:value-type="string">
            <text:p text:style-name="P33">1</text:p>
            <text:p text:style-name="P33">1</text:p>
            <text:p text:style-name="P30">1</text:p>
            <text:p text:style-name="P30">4</text:p>
            <text:p text:style-name="P33">1</text:p>
            <text:p text:style-name="P30">1</text:p>
            <text:p text:style-name="P30">1</text:p>
            <text:p text:style-name="P30">1</text:p>
            <text:p text:style-name="P30">1</text:p>
          </table:table-cell>
          <table:table-cell table:style-name="Таблица1.A1" office:value-type="string">
            <text:p text:style-name="P30">0,0025 </text:p>
            <text:p text:style-name="P30">0,0025</text:p>
            <text:p text:style-name="P30">0,0015</text:p>
            <text:p text:style-name="P30">0<text:span text:style-name="T2">,</text:span>5</text:p>
            <text:p text:style-name="P30">0,3</text:p>
            <text:p text:style-name="P30">0,01</text:p>
            <text:p text:style-name="P30">0,3</text:p>
            <text:p text:style-name="P30">0,<text:span text:style-name="T2">0</text:span>1</text:p>
            <text:p text:style-name="P30">0,<text:span text:style-name="T2">0</text:span>2</text:p>
          </table:table-cell>
        </table:table-row>
      </table:table>
      <text:p text:style-name="P29"/>
      <text:p text:style-name="P5">Суммарная мощность устройства равна:</text:p>
      <text:p text:style-name="P1"><text:span text:style-name="T2">P</text:span> = 0,0025 + 0,0025 <text:s/>+ 0,0015 <text:s/>+ 2 + 0,3 + 0,01 + 0,3 + 0,01 + 0,02 = 2,64 Вт</text:p>
      <text:p text:style-name="P10">Выбран блок питания PS-05-5, максимальная мощность которого 5 Вт.</text:p>
      <text:p text:style-name="P13"><text:s/><text:span text:style-name="T4">2,64 Вт&lt;5 Вт, следовательно, мощности данного блока питания достаточно для питания устройства.</text:span></text:p>
      <text:p text:style-name="P7"/>
      <text:p text:style-name="P8">2.6.2 <text:span text:style-name="T1">Расчет надежности</text:span></text:p>
      <text:p text:style-name="P20">Надежность – это свойство изделия выполнять заданные функции <text:soft-page-break/>сохраняя свои эксплуатационные показатели в течение требуемого промежутка времени.</text:p>
      <text:p text:style-name="P20">Надежность схем должна обеспечивается правильным набором элементов, правильным <text:s/>их соединением, согласованием параметров, грамотной эксплуатацией.</text:p>
      <text:p text:style-name="P10">Расчет надежности осуществлялся на ЭВМ с помощью программы «Расчет параметров печатной платы <text:span text:style-name="T2">v</text:span>1.0»</text:p>
      <text:p text:style-name="P23"/>
      <text:p text:style-name="P25"><text:s text:c="13"/>= РАСЧЁТ НАДЕЖНОСТИ ИЗДЕЛИЯ =</text:p>
      <text:p text:style-name="P23"/>
      <text:p text:style-name="P25"><text:s text:c="17"/>&lt;&lt;&lt;ИСХОДНЫЕ ДАННЫЕ&gt;&gt;&gt;</text:p>
      <text:p text:style-name="P25">Условия эксплуатации:</text:p>
      <text:p text:style-name="P25"><text:s text:c="3"/>Лабораторные условия</text:p>
      <text:p text:style-name="P25"><text:s text:c="3"/>Высота над уровнем моря (в км.)/Давление (в мм.рт.ст.) = 0...1 / 760...675</text:p>
      <text:p text:style-name="P25"><text:s text:c="3"/>Влажность = 60...80%</text:p>
      <text:p text:style-name="P25">Заданное время работы = 10000 часов</text:p>
      <text:p text:style-name="P25">Состав схемы:</text:p>
      <text:p text:style-name="P25"><text:s/>-Конденсатор оксидный - 14шт</text:p>
      <text:p text:style-name="P25"><text:s/>-Конденсатор керамический - 58шт</text:p>
      <text:p text:style-name="P25"><text:s/>-Микросхема аналоговая - 7шт</text:p>
      <text:p text:style-name="P25"><text:s/>-Микросхема цифровая - 5шт</text:p>
      <text:p text:style-name="P25"><text:s/>-Индикатор полупроводниковый - 3шт</text:p>
      <text:p text:style-name="P25"><text:s/>-Катушка индуктивности - 3шт</text:p>
      <text:p text:style-name="P25"><text:s/>-Резистор постоянный углеродистый - 72шт</text:p>
      <text:p text:style-name="P25"><text:s/>-Резистор переменный композиционный - 1шт</text:p>
      <text:p text:style-name="P25"><text:s/>-Транзистор n-p-n - 1шт</text:p>
      <text:p text:style-name="P25"><text:s/>-Проводники печатных плат - 120шт</text:p>
      <text:p text:style-name="P25"><text:s/>-Пайка объемного монтажа - 200шт</text:p>
      <text:p text:style-name="P25"><text:s text:c="17"/>&lt;&lt;&lt;РЕЗУЛЬТАТЫ РАСЧЁТА&gt;&gt;&gt;</text:p>
      <text:p text:style-name="P25"><text:soft-page-break/>Общая интенсивность отказа РЭА = 4,839E-5</text:p>
      <text:p text:style-name="P25">Средняя наработка РЭА до первого отказа = 20665,42674 часов</text:p>
      <text:p text:style-name="P25">Вероятность безотказной работы РЭА за время 10000 часов равна 0,61637</text:p>
      <text:p text:style-name="P11">Таким образом, средняя наработка до первого отказа превышает значение, заданное в техническом задании. </text:p>
      <text:p text:style-name="P23"/>
      <text:p text:style-name="P9">2.6.3<text:span text:style-name="T1">Расчет теплового режима</text:span></text:p>
      <text:p text:style-name="P11">Для расчета теплового режима ЭС существует множество методик обладающих различной степенью точности, трудоемкостью. Наиболее распространенная методика расчета процессов теплообмена – схематизация. Сущность этого метода состоит в том, что несущую с установленными электронными элементами принимают за одно тело с изотермической поверхностью, для которой и производится расчет теплового режима.</text:p>
      <text:p text:style-name="P11">Методика расчёта теплового режима блока ЭВА с естественным воздушным охлаждением.</text:p>
      <text:p text:style-name="P10">Исходными данными для расчёта являются:</text:p>
      <text:p text:style-name="P10">мощность, рассеиваемая в блоке, Р (Вт) ;</text:p>
      <text:p text:style-name="P10">давление окружающей <text:s/>среды Н (Па);</text:p>
      <text:p text:style-name="P10">температура окружающей среды Т (град. С);</text:p>
      <text:p text:style-name="P19">размеры корпуса блока для горизонтальной ориентации плат длина L1(м), ширина L2 (м),высота L3 (м).</text:p>
      <text:p text:style-name="P11">Для вертикальной ориентации плат-размер, вдоль которого располагаются платы L1 (м); высота L2 (м); размер, перпендикулярно которому располагаются платы L3 (м);</text:p>
      <text:p text:style-name="P10">коэффициент заполнения К ;</text:p>
      <text:p text:style-name="P10">количество перфорационных отверстий N;</text:p>
      <text:p text:style-name="P10">вид отверстий и размеры для прямоугольных и щелевых : L4 (м), L5 (м)-размеры сторон <text:s/>прямоугольника;</text:p>
      <text:p text:style-name="P20">для круглых: диаметр отверстия D(м).</text:p>
      <text:p text:style-name="P16"><text:soft-page-break/>В расчёте в следующем порядке определяются: поверхность корпуса блока.</text:p>
      <text:p text:style-name="P17">S1 =2*(L1 * L2 + (L1 + L2 )* L3 ),<text:tab/><text:tab/><text:tab/>(2)</text:p>
      <text:p text:style-name="P16">Условная поверхность нагретой зоны</text:p>
      <text:p text:style-name="P17">S1 =2*(L1 * L2 + (L1 + L2 )* L3 <text:s/>* K),<text:tab/><text:tab/> <text:s text:c="6"/>(3)</text:p>
      <text:p text:style-name="P16">удельная мощность корпуса</text:p>
      <text:p text:style-name="P17">Q1 =P/ S1,<text:tab/><text:tab/><text:tab/><text:tab/><text:tab/>(4)</text:p>
      <text:p text:style-name="P16">удельная мощность нагретой зоны</text:p>
      <text:p text:style-name="P17">Q2 =P/ S2.<text:tab/><text:tab/><text:tab/><text:tab/><text:tab/>(5)</text:p>
      <text:p text:style-name="P16">Коэффициент <text:s/>перегрева корпуса, зависящий <text:s/>от удельной мощности корпуса.</text:p>
      <text:p text:style-name="P17">K1=0.1472 * Q1-0.2962*10-3*Q22+0.3127*10-6*Q32.<text:tab/><text:tab/>(6)</text:p>
      <text:p text:style-name="P16">Коэффициент перегрева нагретой зоны зависящий от удельной мощности нагретой зоны.</text:p>
      <text:p text:style-name="P18"/>
      <text:p text:style-name="P16">По рассчитанному перегреву нагретой зоны определяют критичную величину перегрева:</text:p>
      <text:p text:style-name="P17">Т4 =Q4+Т.<text:tab/><text:tab/><text:tab/><text:tab/><text:tab/>(7)</text:p>
      <text:p text:style-name="P20">Расчет теплового режима осуществлялся на ЭВМ с помощью программы «Расчет параметров печатной платы <text:span text:style-name="T2">v</text:span>1.0» Расчет теплового режима осуществляется для режима естественного воздушного охлаждения.</text:p>
      <text:p text:style-name="P26">&lt;&lt;&lt;ИСХОДНЫЕ ДАННЫЕ&gt;&gt;&gt;</text:p>
      <text:p text:style-name="P26">Мощность рассеиваемая в блоке <text:s/>P=2,64 Вт</text:p>
      <text:p text:style-name="P26">Давление окружающей среды <text:s/>H=655 Па</text:p>
      <text:p text:style-name="P26">Температура окружающей среды <text:s/>t=20 °С</text:p>
      <text:p text:style-name="P26">Размеры корпуса для горизонтальной ориентации плат (ДхШхВ, м): <text:s/>0,189x0,113x0,067</text:p>
      <text:p text:style-name="P26">Коэффициент заполнения <text:s/>К=0,8</text:p>
      <text:p text:style-name="P26">Перфорационные отверстия отсутствуют</text:p>
      <text:p text:style-name="P23"/>
      <text:p text:style-name="P26"><text:soft-page-break/><text:s text:c="17"/>&lt;&lt;&lt;РЕЗУЛЬТАТЫ РАСЧЁТА&gt;&gt;&gt;</text:p>
      <text:p text:style-name="P26">Поверхность корпуса блока <text:s/>0,08318 кв.м</text:p>
      <text:p text:style-name="P26">Условная поверхность нагретой зоны <text:s/>0,07509 кв.м</text:p>
      <text:p text:style-name="P26">Удельная мощность корпуса <text:s/>31,73764 Вт</text:p>
      <text:p text:style-name="P26">Удельная мощность нагретой зоны <text:s/>35,15856 Вт</text:p>
      <text:p text:style-name="P26">Перегрев корпуса <text:s/>12,16792 °С</text:p>
      <text:p text:style-name="P26">Перегрев нагретой зоны <text:s/>8,66383 °С</text:p>
      <text:p text:style-name="P26">Средний перегрев воздуха в блоке <text:s/>9,26383 °С</text:p>
      <text:p text:style-name="P26">Температура корпуса блока <text:s/>32,16792 °С</text:p>
      <text:p text:style-name="P26">Температура нагретой зоны <text:s/>28,66383 °С</text:p>
      <text:p text:style-name="P26">Средняя температура воздуха в блоке <text:s/>29,26383 °С</text:p>
      <text:p text:style-name="P11">Таким образом, температура в блоке не критично превышает температуру окружающей среды. Поэтому, нет необходимости в дополнительном охлаждении блока.</text:p>
      <text:p text:style-name="P27">2.6.4 <text:span text:style-name="T1">Расчет резонансной частоты</text:span></text:p>
      <text:p text:style-name="P24">Данный расчет выполняется с целью определения прочностных характеристик платы в процессе последующего использования.</text:p>
      <text:p text:style-name="P6">Исходные данные:</text:p>
      <text:p text:style-name="P21">- материал основания платы:<text:tab/><text:tab/><text:tab/>стеклотекстолит;</text:p>
      <text:p text:style-name="P21">- модуль упругости <text:span text:style-name="T2">E</text:span>·10<text:span text:style-name="T5">5</text:span>, кг/см<text:span text:style-name="T5">2</text:span>:<text:tab/><text:tab/>3.45;</text:p>
      <text:p text:style-name="P21">- плотность ρ, г/см<text:span text:style-name="T5">3</text:span>:<text:tab/><text:tab/><text:tab/><text:tab/>от 1.8 до 3.3.</text:p>
      <text:p text:style-name="P21">Для всех случаев закрепления краев пластины собственная частота, Гц, определяется по формуле (<text:span text:style-name="T3">2</text:span>):</text:p>
      <text:p text:style-name="P3">,(<text:span text:style-name="T3">8</text:span>)</text:p>
      <text:p text:style-name="P24">где а – длина пластины, см;<text:span text:style-name="T2">h</text:span> – толщина пластины, см;с – частотная постоянная.</text:p>
      <text:p text:style-name="P20">Расчет резонансной частоты осуществлялся с помощью программы «Расчет параметров печатной платы <text:span text:style-name="T2">v</text:span>1.0» Расчет резонансной частоты осуществляется для случая, когда одна сторона свободна оперта, а другие три <text:soft-page-break/>стороны защемлены.<text:span text:style-name="T6"> <text:s text:c="5"/></text:span></text:p>
      <text:p text:style-name="P12">= РАСЧЁТ РЕЗОНАНСНОЙ ЧАСТОТЫ =</text:p>
      <text:p text:style-name="P15"/>
      <text:p text:style-name="P12">&lt;&lt;&lt;ИСХОДНЫЕ ДАННЫЕ&gt;&gt;&gt;</text:p>
      <text:p text:style-name="P10">Размеры пластины (длина х ширина х толщина): <text:s/>11x9x0,15 см</text:p>
      <text:p text:style-name="P10">Способ закрепления: <text:s/>1 Все стороны свободно оперты</text:p>
      <text:p text:style-name="P10">Частотная постоянная <text:s/>С=47</text:p>
      <text:p text:style-name="P14"/>
      <text:p text:style-name="P12">&lt;&lt;&lt;РЕЗУЛЬТАТ РАСЧЁТА&gt;&gt;&gt;</text:p>
      <text:p text:style-name="P10">Собственная частота колебаний пластины <text:s/>f=582,64463 Гц</text:p>
      <text:p text:style-name="P11">Таким образом, резонансная частота платы значительно больше, чем заданная в техническом задании, следовательно, виброзащита изделия считается удовлетворительной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 New Roman" fo:font-size="12pt" fo:language="ru" fo:country="RU" style:font-name-asian="Mangal" style:font-size-asian="12pt" style:language-asian="zh" style:country-asian="CN" fo:hyphenate="false" fo:hyphenation-remain-char-count="2" fo:hyphenation-push-char-count="2"/>
    </style:style>
    <style:style style:name="Heading" style:family="paragraph" style:parent-style-name="Standard" style:next-style-name="Îñíîâíîé_20_òåêñò" style:class="text">
      <style:paragraph-properties fo:margin-top="0.423cm" fo:margin-bottom="0.212cm" fo:hyphenation-ladder-count="no-limit" fo:keep-with-next="always"/>
      <style:text-properties style:use-window-font-color="true" style:font-name="Arial" fo:font-size="14pt" fo:language="ru" fo:country="RU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Îñíîâíîé_20_òåêñò" style:display-name="Îñíîâíîé òåêñò" style:family="paragraph" style:parent-style-name="Standard">
      <style:paragraph-properties fo:margin-top="0cm" fo:margin-bottom="0.212cm" fo:hyphenation-ladder-count="no-limit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Ñïèñîê" style:family="paragraph" style:parent-style-name="Îñíîâíîé_20_òåêñò">
      <style:text-properties style:font-name-asian="Mangal1"/>
    </style:style>
    <style:style style:name="Íàçâàíèå" style:family="paragraph" style:parent-style-name="Standard">
      <style:paragraph-properties fo:margin-top="0.212cm" fo:margin-bottom="0.212cm" fo:hyphenation-ladder-count="no-limit"/>
      <style:text-properties style:use-window-font-color="true" style:font-name="Times New Roman" fo:font-size="12pt" fo:language="ru" fo:country="RU" fo:font-style="italic" style:font-name-asian="Mangal1" style:language-asian="zh" style:country-asian="CN" style:font-style-asian="italic" style:font-name-complex="Times New Roman" style:font-style-complex="italic" fo:hyphenate="false" fo:hyphenation-remain-char-count="2" fo:hyphenation-push-char-count="2"/>
    </style:style>
    <style:style style:name="Óêàçàòåëü" style:family="paragraph" style:parent-style-name="Standard">
      <style:paragraph-properties fo:hyphenation-ladder-count="no-limit"/>
      <style:text-properties style:use-window-font-color="true" style:font-name="Times New Roman" fo:font-size="12pt" fo:language="ru" fo:country="RU" style:font-name-asian="Mangal1" style:font-size-asian="12pt" style:language-asian="zh" style:country-asian="CN" style:font-name-complex="Times New Roman" fo:hyphenate="false" fo:hyphenation-remain-char-count="2" fo:hyphenation-push-char-count="2"/>
    </style:style>
    <style:style style:name="No_20_Spacing" style:display-name="No Spacing" style:family="paragraph" style:parent-style-name="Standard">
      <style:paragraph-properties fo:margin-left="0cm" fo:margin-right="0cm" fo:margin-top="0cm" fo:margin-bottom="0cm" fo:line-height="150%" fo:text-align="justify" style:justify-single-word="false" fo:hyphenation-ladder-count="no-limit" fo:text-indent="1.251cm" style:auto-text-indent="false"/>
      <style:text-properties style:use-window-font-color="true" fo:font-size="14pt" fo:language="ru" fo:country="RU" style:font-name-asian="Times New Roman" style:font-size-asian="16pt" style:language-asian="zh" style:country-asian="CN" style:font-name-complex="Times New Roman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cm" style:line-height-at-least="0.176cm" fo:text-align="justify" style:justify-single-word="false" fo:hyphenation-ladder-count="no-limit" fo:text-indent="1.249cm" style:auto-text-indent="false"/>
      <style:text-properties style:use-window-font-color="true" fo:font-size="14pt" fo:language="ru" fo:country="RU" style:font-name-asian="Times New Roman" style:language-asian="ru" style:country-asian="RU" style:font-name-complex="Times New Roma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5-18T11:29:39.75</dc:date>
    <meta:generator>OpenOffice/4.1.1$Win32 OpenOffice.org_project/411m6$Build-9775</meta:generator>
    <meta:document-statistic meta:table-count="1" meta:image-count="0" meta:object-count="0" meta:page-count="6" meta:paragraph-count="134" meta:word-count="791" meta:character-count="5968"/>
  </office:meta>
</office:document-meta>
</file>